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text-underline-type="single" style:text-underline-style="solid" style:text-underline-width="auto" style:text-underline-mode="continuous"/>
    </style:style>
    <style:style style:name="P3" style:parent-style-name="Standard" style:list-style-name="LFO5" style:family="paragraph"/>
    <style:style style:name="P4" style:parent-style-name="Standard" style:list-style-name="LFO5" style:family="paragraph"/>
    <style:style style:name="P5" style:parent-style-name="Standard" style:list-style-name="LFO5" style:family="paragraph"/>
    <style:style style:name="P6" style:parent-style-name="Standard" style:family="paragraph">
      <style:paragraph-properties fo:margin-left="0.4923in" fo:text-indent="0.4923in">
        <style:tab-stops/>
      </style:paragraph-properties>
    </style:style>
    <style:style style:name="P7" style:parent-style-name="Standard" style:family="paragraph">
      <style:paragraph-properties fo:margin-left="0.9847in">
        <style:tab-stops/>
      </style:paragraph-properties>
    </style:style>
    <style:style style:name="P8" style:parent-style-name="Standard" style:family="paragraph">
      <style:text-properties fo:font-weight="bold" style:font-weight-asian="bold" style:text-underline-type="single" style:text-underline-style="solid" style:text-underline-width="auto" style:text-underline-mode="continuous"/>
    </style:style>
    <style:style style:name="P9" style:parent-style-name="Standard" style:list-style-name="LFO4" style:family="paragraph"/>
    <style:style style:name="P10" style:parent-style-name="Standard" style:list-style-name="LFO4" style:family="paragraph"/>
    <style:style style:name="P11" style:parent-style-name="Standard" style:list-style-name="LFO4" style:family="paragraph"/>
    <style:style style:name="P12" style:parent-style-name="Standard" style:list-style-name="LFO4" style:family="paragraph"/>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ableColumn20" style:family="table-column">
      <style:table-column-properties style:column-width="2.2395in" style:use-optimal-column-width="false"/>
    </style:style>
    <style:style style:name="TableColumn21" style:family="table-column">
      <style:table-column-properties style:column-width="4.4583in" style:use-optimal-column-width="false"/>
    </style:style>
    <style:style style:name="Table19" style:family="table">
      <style:table-properties style:width="6.6979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ableColumn60" style:family="table-column">
      <style:table-column-properties style:column-width="2.5458in" style:use-optimal-column-width="false"/>
    </style:style>
    <style:style style:name="TableColumn61" style:family="table-column">
      <style:table-column-properties style:column-width="2.5458in" style:use-optimal-column-width="false"/>
    </style:style>
    <style:style style:name="TableColumn62" style:family="table-column">
      <style:table-column-properties style:column-width="2.5458in" style:use-optimal-column-width="false"/>
    </style:style>
    <style:style style:name="Table59" style:family="table">
      <style:table-properties style:width="7.6375in" fo:margin-left="0in" table:align="left"/>
    </style:style>
    <style:style style:name="TableRow63" style:family="table-row">
      <style:table-row-properties style:use-optimal-row-height="false"/>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T70" style:parent-style-name="DefaultParagraphFont" style:family="text">
      <style:text-properties fo:font-weight="bold" style:font-weight-asian="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78" style:parent-style-name="Standard" style:family="paragraph">
      <style:paragraph-properties fo:border-top="none" fo:border-left="none" fo:border-bottom="0.0034in solid #000000" fo:border-right="none" fo:padding-top="0in" fo:padding-left="0in" fo:padding-bottom="0.0277in" fo:padding-right="0in" style:shadow="none"/>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80" style:parent-style-name="DefaultParagraphFont" style:family="text">
      <style:text-properties fo:color="#000080"/>
    </style:style>
    <style:style style:name="T81" style:parent-style-name="DefaultParagraphFont" style:family="text">
      <style:text-properties fo:color="#000080"/>
    </style:style>
    <style:style style:name="T82" style:parent-style-name="DefaultParagraphFont" style:family="text">
      <style:text-properties fo:color="#000080"/>
    </style:style>
    <style:style style:name="T83" style:parent-style-name="DefaultParagraphFont" style:family="text">
      <style:text-properties fo:color="#000080"/>
    </style:style>
    <style:style style:name="T84" style:parent-style-name="DefaultParagraphFont" style:family="text">
      <style:text-properties fo:color="#000080"/>
    </style:style>
    <style:style style:name="P85" style:parent-style-name="Textbody" style:list-style-name="LFO9" style:family="paragraph">
      <style:paragraph-properties fo:margin-bottom="0in"/>
    </style:style>
    <style:style style:name="P86" style:parent-style-name="Textbody" style:list-style-name="LFO9" style:family="paragraph">
      <style:paragraph-properties fo:margin-bottom="0in"/>
    </style:style>
    <style:style style:name="P87" style:parent-style-name="Textbody" style:list-style-name="LFO9" style:family="paragraph">
      <style:paragraph-properties fo:margin-top="0.0416in" fo:margin-bottom="0.1041in"/>
    </style:style>
    <style:style style:name="P88" style:parent-style-name="Textbody" style:list-style-name="LFO9" style:family="paragraph">
      <style:paragraph-properties fo:margin-top="0.0416in" fo:margin-bottom="0.1041in"/>
    </style:style>
    <style:style style:name="P89" style:parent-style-name="Textbody" style:list-style-name="LFO9" style:family="paragraph">
      <style:paragraph-properties fo:margin-top="0.0416in" fo:margin-bottom="0.1041in"/>
    </style:style>
    <style:style style:name="P90" style:parent-style-name="Textbody" style:list-style-name="LFO9" style:family="paragraph">
      <style:paragraph-properties fo:margin-top="0.0416in" fo:margin-bottom="0.1041in"/>
    </style:style>
    <style:style style:name="P91" style:parent-style-name="Textbody" style:list-style-name="LFO9" style:family="paragraph"/>
    <style:style style:name="T92" style:parent-style-name="StrongEmphasis" style:family="text">
      <style:text-properties fo:font-weight="normal" style:font-weight-asian="normal" style:font-weight-complex="normal"/>
    </style:style>
    <style:style style:name="T93" style:parent-style-name="StrongEmphasis" style:family="text">
      <style:text-properties fo:font-weight="normal" style:font-weight-asian="normal" style:font-weight-complex="normal"/>
    </style:style>
    <style:style style:name="P94" style:parent-style-name="Textbody" style:list-style-name="LFO2" style:family="paragraph"/>
    <style:style style:name="P95" style:parent-style-name="Textbody" style:list-style-name="LFO2" style:family="paragraph"/>
    <style:style style:name="P96" style:parent-style-name="Textbody" style:list-style-name="LFO2" style:family="paragraph"/>
    <style:style style:name="P97" style:parent-style-name="Textbody" style:list-style-name="LFO2" style:family="paragraph"/>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font-weight-complex="bold"/>
    </style:style>
    <style:style style:name="P105" style:parent-style-name="Standard" style:family="paragraph">
      <style:text-properties style:font-weight-complex="bold"/>
    </style:style>
    <style:style style:name="P106" style:parent-style-name="Standard" style:family="paragraph">
      <style:text-properties style:font-weight-complex="bold"/>
    </style:style>
    <style:style style:name="P107" style:parent-style-name="Standard" style:list-style-name="LFO3" style:family="paragraph"/>
    <style:style style:name="T108" style:parent-style-name="DefaultParagraphFont" style:family="text">
      <style:text-properties style:font-weight-complex="bold"/>
    </style:style>
    <style:style style:name="T109" style:parent-style-name="DefaultParagraphFont" style:family="text">
      <style:text-properties style:font-weight-complex="bold"/>
    </style:style>
    <style:style style:name="P110" style:parent-style-name="Standard" style:list-style-name="LFO3" style:family="paragraph"/>
    <style:style style:name="T111" style:parent-style-name="DefaultParagraphFont" style:family="text">
      <style:text-properties style:font-weight-complex="bold"/>
    </style:style>
    <style:style style:name="P112" style:parent-style-name="Standard" style:list-style-name="LFO3" style:family="paragraph"/>
    <style:style style:name="T113" style:parent-style-name="DefaultParagraphFont" style:family="text">
      <style:text-properties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1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8" style:parent-style-name="DefaultParagraphFont" style:family="text">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style:font-weight-complex="bold"/>
    </style:style>
    <style:style style:name="P121" style:parent-style-name="Standard" style:family="paragraph">
      <style:text-properties style:font-weight-complex="bold"/>
    </style:style>
    <style:style style:name="P122" style:parent-style-name="Standard" style:family="paragraph">
      <style:text-properties style:font-weight-complex="bold"/>
    </style:style>
    <style:style style:name="P123" style:parent-style-name="Standard" style:family="paragraph">
      <style:text-properties style:font-weight-complex="bold"/>
    </style:style>
    <style:style style:name="P124" style:parent-style-name="Standard" style:family="paragraph">
      <style:text-properties style:font-weight-complex="bold"/>
    </style:style>
    <style:style style:name="P125" style:parent-style-name="Standard" style:family="paragraph">
      <style:text-properties style:font-weight-complex="bold"/>
    </style:style>
    <style:style style:name="P126" style:parent-style-name="Standard" style:family="paragraph">
      <style:text-properties style:font-weight-complex="bold"/>
    </style:style>
    <style:style style:name="P127" style:parent-style-name="Standard" style:family="paragraph">
      <style:text-properties style:font-weight-complex="bold"/>
    </style:style>
    <style:style style:name="P128" style:parent-style-name="Standard" style:family="paragraph">
      <style:text-properties style:font-weight-complex="bold"/>
    </style:style>
    <style:style style:name="P129" style:parent-style-name="Standard" style:family="paragraph">
      <style:text-properties style:font-weight-complex="bold"/>
    </style:style>
    <style:style style:name="P130" style:parent-style-name="Standard" style:family="paragraph">
      <style:text-properties style:font-weight-complex="bold"/>
    </style:style>
    <style:style style:name="P131" style:parent-style-name="Standard" style:list-style-name="LFO6" style:family="paragraph">
      <style:text-properties style:font-weight-complex="bold"/>
    </style:style>
    <style:style style:name="P132" style:parent-style-name="Standard" style:list-style-name="LFO6" style:family="paragraph">
      <style:text-properties style:font-weight-complex="bold"/>
    </style:style>
    <style:style style:name="P133" style:parent-style-name="Standard" style:list-style-name="LFO6" style:family="paragraph">
      <style:text-properties style:font-weight-complex="bold"/>
    </style:style>
    <style:style style:name="P134" style:parent-style-name="Standard" style:list-style-name="LFO6" style:family="paragraph">
      <style:text-properties style:font-weight-complex="bold"/>
    </style:style>
    <style:style style:name="P135" style:parent-style-name="Standard" style:family="paragraph">
      <style:text-properties style:font-weight-complex="bold"/>
    </style:style>
    <style:style style:name="P136" style:parent-style-name="Standard" style:family="paragraph">
      <style:text-properties style:font-weight-complex="bold"/>
    </style:style>
    <style:style style:name="P137" style:parent-style-name="Standard" style:family="paragraph">
      <style:text-properties style:font-weight-complex="bold"/>
    </style:style>
    <style:style style:name="P138" style:parent-style-name="Standard" style:family="paragraph">
      <style:text-properties style:font-weight-complex="bold"/>
    </style:style>
    <style:style style:name="P139" style:parent-style-name="Standard" style:family="paragraph">
      <style:text-properties style:font-weight-complex="bold"/>
    </style:style>
    <style:style style:name="P140" style:parent-style-name="Standard" style:family="paragraph">
      <style:text-properties style:font-weight-complex="bold"/>
    </style:style>
    <style:style style:name="P141" style:parent-style-name="Standard" style:family="paragraph">
      <style:text-properties style:font-weight-complex="bold"/>
    </style:style>
    <style:style style:name="P142" style:parent-style-name="Standard" style:family="paragraph">
      <style:text-properties style:font-weight-complex="bold"/>
    </style:style>
    <style:style style:name="P143" style:parent-style-name="Standard" style:family="paragraph">
      <style:text-properties style:font-weight-complex="bold"/>
    </style:style>
    <style:style style:name="P144" style:parent-style-name="Standard" style:family="paragraph">
      <style:text-properties style:font-weight-complex="bold"/>
    </style:style>
    <style:style style:name="P145" style:parent-style-name="Standard" style:family="paragraph">
      <style:text-properties style:font-weight-complex="bold"/>
    </style:style>
    <style:style style:name="P146" style:parent-style-name="Standard" style:family="paragraph">
      <style:text-properties style:font-weight-complex="bold"/>
    </style:style>
    <style:style style:name="P147" style:parent-style-name="Standard" style:family="paragraph">
      <style:text-properties style:font-weight-complex="bold"/>
    </style:style>
    <style:style style:name="P148" style:parent-style-name="Standard" style:family="paragraph">
      <style:text-properties style:font-weight-complex="bold"/>
    </style:style>
    <style:style style:name="P149" style:parent-style-name="Standard" style:family="paragraph">
      <style:text-properties style:font-weight-complex="bold"/>
    </style:style>
    <style:style style:name="P150" style:parent-style-name="Standard" style:family="paragraph">
      <style:text-properties style:font-weight-complex="bold"/>
    </style:style>
    <style:style style:name="P151" style:parent-style-name="Standard" style:family="paragraph">
      <style:text-properties style:font-weight-complex="bold"/>
    </style:style>
    <style:style style:name="P152" style:parent-style-name="Standard" style:family="paragraph">
      <style:text-properties style:font-weight-complex="bold"/>
    </style:style>
    <style:style style:name="P153" style:parent-style-name="Standard" style:family="paragraph">
      <style:text-properties style:font-weight-complex="bold"/>
    </style:style>
    <style:style style:name="P154" style:parent-style-name="Standard" style:family="paragraph">
      <style:text-properties style:font-weight-complex="bold"/>
    </style:style>
    <style:style style:name="P155" style:parent-style-name="Standard" style:family="paragraph">
      <style:text-properties style:font-weight-complex="bold"/>
    </style:style>
    <style:style style:name="P156" style:parent-style-name="Standard" style:family="paragraph">
      <style:text-properties style:font-weight-complex="bold"/>
    </style:style>
    <style:style style:name="P157" style:parent-style-name="Standard" style:family="paragraph">
      <style:text-properties style:font-weight-complex="bold"/>
    </style:style>
    <style:style style:name="P158" style:parent-style-name="Standard" style:family="paragraph">
      <style:text-properties style:font-weight-complex="bold"/>
    </style:style>
    <style:style style:name="P159" style:parent-style-name="Standard" style:family="paragraph">
      <style:text-properties style:font-weight-complex="bold"/>
    </style:style>
    <style:style style:name="P160" style:parent-style-name="Standard" style:family="paragraph">
      <style:text-properties style:font-weight-complex="bold"/>
    </style:style>
    <style:style style:name="P161" style:parent-style-name="Standard" style:family="paragraph">
      <style:text-properties style:font-weight-complex="bold"/>
    </style:style>
    <style:style style:name="P162" style:parent-style-name="Standard" style:family="paragraph">
      <style:text-properties style:font-weight-complex="bold"/>
    </style:style>
    <style:style style:name="P163" style:parent-style-name="Standard" style:family="paragraph">
      <style:text-properties style:font-weight-complex="bold"/>
    </style:style>
    <style:style style:name="P164" style:parent-style-name="Standard" style:family="paragraph">
      <style:text-properties style:font-weight-complex="bold"/>
    </style:style>
    <style:style style:name="P165" style:parent-style-name="Standard" style:list-style-name="LFO7" style:family="paragraph">
      <style:text-properties style:font-weight-complex="bold"/>
    </style:style>
    <style:style style:name="P166" style:parent-style-name="Standard" style:list-style-name="LFO7" style:family="paragraph">
      <style:text-properties style:font-weight-complex="bold"/>
    </style:style>
    <style:style style:name="P167" style:parent-style-name="Standard" style:list-style-name="LFO7" style:family="paragraph">
      <style:text-properties style:font-weight-complex="bold"/>
    </style:style>
    <style:style style:name="P168" style:parent-style-name="Standard" style:family="paragraph">
      <style:text-properties style:font-weight-complex="bold"/>
    </style:style>
    <style:style style:name="P169" style:parent-style-name="Standard" style:list-style-name="LFO7" style:family="paragraph">
      <style:text-properties style:font-weight-complex="bold"/>
    </style:style>
    <style:style style:name="P170" style:parent-style-name="Standard" style:list-style-name="LFO7" style:family="paragraph">
      <style:text-properties style:font-weight-complex="bold"/>
    </style:style>
    <style:style style:name="P171" style:parent-style-name="Standard" style:list-style-name="LFO7" style:family="paragraph">
      <style:text-properties style:font-weight-complex="bold"/>
    </style:style>
    <style:style style:name="P172" style:parent-style-name="Standard" style:list-style-name="LFO7" style:family="paragraph">
      <style:text-properties style:font-weight-complex="bold"/>
    </style:style>
    <style:style style:name="P173" style:parent-style-name="Standard" style:family="paragraph">
      <style:text-properties style:font-weight-complex="bold"/>
    </style:style>
    <style:style style:name="P174" style:parent-style-name="Standard" style:list-style-name="LFO7" style:family="paragraph">
      <style:text-properties style:font-weight-complex="bold"/>
    </style:style>
    <style:style style:name="P175" style:parent-style-name="Standard" style:family="paragraph">
      <style:text-properties style:font-weight-complex="bold"/>
    </style:style>
    <style:style style:name="P176" style:parent-style-name="Standard" style:family="paragraph">
      <style:text-properties style:font-weight-complex="bold"/>
    </style:style>
    <style:style style:name="P177" style:parent-style-name="Standard" style:family="paragraph">
      <style:text-properties style:font-weight-complex="bold"/>
    </style:style>
    <style:style style:name="P178" style:parent-style-name="Standard" style:family="paragraph">
      <style:text-properties style:font-weight-complex="bold"/>
    </style:style>
    <style:style style:name="P179" style:parent-style-name="Standard" style:family="paragraph">
      <style:text-properties style:font-weight-complex="bold"/>
    </style:style>
    <style:style style:name="P180" style:parent-style-name="Standard" style:family="paragraph">
      <style:text-properties style:font-weight-complex="bold"/>
    </style:style>
    <style:style style:name="P181" style:parent-style-name="Standard" style:family="paragraph">
      <style:text-properties style:font-weight-complex="bold"/>
    </style:style>
    <style:style style:name="P182" style:parent-style-name="Standard" style:family="paragraph">
      <style:text-properties style:font-weight-complex="bold"/>
    </style:style>
    <style:style style:name="P183" style:parent-style-name="Standard" style:family="paragraph">
      <style:text-properties style:font-weight-complex="bold"/>
    </style:style>
    <style:style style:name="P184" style:parent-style-name="Standard" style:family="paragraph">
      <style:text-properties style:font-weight-complex="bold"/>
    </style:style>
    <style:style style:name="P185" style:parent-style-name="Standard" style:family="paragraph">
      <style:text-properties style:font-weight-complex="bold"/>
    </style:style>
    <style:style style:name="P186" style:parent-style-name="Standard" style:family="paragraph">
      <style:text-properties style:font-weight-complex="bold"/>
    </style:style>
    <style:style style:name="P187" style:parent-style-name="Standard" style:family="paragraph">
      <style:text-properties style:font-weight-complex="bold"/>
    </style:style>
    <style:style style:name="P188" style:parent-style-name="Standard" style:family="paragraph">
      <style:text-properties style:font-weight-complex="bold"/>
    </style:style>
    <style:style style:name="P189" style:parent-style-name="Standard" style:family="paragraph">
      <style:text-properties style:font-weight-complex="bold"/>
    </style:style>
    <style:style style:name="P190" style:parent-style-name="Standard" style:family="paragraph">
      <style:text-properties style:font-weight-complex="bold"/>
    </style:style>
    <style:style style:name="P191" style:parent-style-name="Standard" style:family="paragraph">
      <style:text-properties style:font-weight-complex="bold"/>
    </style:style>
    <style:style style:name="P192" style:parent-style-name="Standard" style:family="paragraph">
      <style:text-properties style:font-weight-complex="bold"/>
    </style:style>
    <style:style style:name="P193" style:parent-style-name="Standard" style:family="paragraph">
      <style:text-properties style:font-weight-complex="bold"/>
    </style:style>
    <style:style style:name="P194" style:parent-style-name="Standard" style:list-style-name="LFO8" style:family="paragraph">
      <style:text-properties style:font-weight-complex="bold"/>
    </style:style>
    <style:style style:name="P195" style:parent-style-name="Standard" style:list-style-name="LFO8" style:family="paragraph">
      <style:text-properties style:font-weight-complex="bold"/>
    </style:style>
    <style:style style:name="P196" style:parent-style-name="Standard" style:family="paragraph">
      <style:text-properties style:font-weight-complex="bold"/>
    </style:style>
    <style:style style:name="P197" style:parent-style-name="Standard" style:family="paragraph">
      <style:text-properties style:font-weight-complex="bold"/>
    </style:style>
    <style:style style:name="P198" style:parent-style-name="Standard" style:family="paragraph">
      <style:text-properties style:font-weight-complex="bold"/>
    </style:style>
    <style:style style:name="P199" style:parent-style-name="Standard" style:family="paragraph">
      <style:text-properties style:font-weight-complex="bold"/>
    </style:style>
    <style:style style:name="P200" style:parent-style-name="Standard" style:family="paragraph">
      <style:text-properties style:font-weight-complex="bold"/>
    </style:style>
    <style:style style:name="P201" style:parent-style-name="Standard" style:family="paragraph">
      <style:text-properties style:font-weight-complex="bold"/>
    </style:style>
    <style:style style:name="P202" style:parent-style-name="Standard" style:family="paragraph">
      <style:text-properties style:font-weight-complex="bold"/>
    </style:style>
    <style:style style:name="P203" style:parent-style-name="Standard" style:family="paragraph">
      <style:text-properties style:font-weight-complex="bold"/>
    </style:style>
    <style:style style:name="P204" style:parent-style-name="Standard" style:family="paragraph">
      <style:text-properties style:font-weight-complex="bold"/>
    </style:style>
    <style:style style:name="P205" style:parent-style-name="Standard" style:family="paragraph">
      <style:text-properties style:font-weight-complex="bold"/>
    </style:style>
    <style:style style:name="P206" style:parent-style-name="Standard" style:family="paragraph">
      <style:text-properties style:font-weight-complex="bold"/>
    </style:style>
    <style:style style:name="P207" style:parent-style-name="Standard" style:family="paragraph">
      <style:text-properties style:font-weight-complex="bold"/>
    </style:style>
    <style:style style:name="P208" style:parent-style-name="Standard" style:family="paragraph">
      <style:text-properties style:font-weight-complex="bold"/>
    </style:style>
    <style:style style:name="P209" style:parent-style-name="Standard" style:family="paragraph">
      <style:text-properties style:font-weight-complex="bold"/>
    </style:style>
    <style:style style:name="P210" style:parent-style-name="Standard" style:family="paragraph">
      <style:text-properties style:font-weight-complex="bold"/>
    </style:style>
    <style:style style:name="P211" style:parent-style-name="Standard" style:family="paragraph">
      <style:text-properties style:font-weight-complex="bold"/>
    </style:style>
    <style:style style:name="P212" style:parent-style-name="Standard" style:family="paragraph">
      <style:text-properties style:font-weight-complex="bold"/>
    </style:style>
    <style:style style:name="P213" style:parent-style-name="Standard" style:family="paragraph">
      <style:text-properties style:font-weight-complex="bold"/>
    </style:style>
    <style:style style:name="P214" style:parent-style-name="Standard" style:family="paragraph">
      <style:text-properties style:font-weight-complex="bold"/>
    </style:style>
    <style:style style:name="P215" style:parent-style-name="Standard" style:family="paragraph">
      <style:text-properties style:font-weight-complex="bold"/>
    </style:style>
    <style:style style:name="P216" style:parent-style-name="Standard" style:family="paragraph">
      <style:text-properties style:font-weight-complex="bold"/>
    </style:style>
    <style:style style:name="P217" style:parent-style-name="Standard" style:family="paragraph">
      <style:text-properties style:font-weight-complex="bold"/>
    </style:style>
    <style:style style:name="P218" style:parent-style-name="Standard" style:family="paragraph">
      <style:text-properties style:font-weight-complex="bold"/>
    </style:style>
    <style:style style:name="P219" style:parent-style-name="Standard" style:family="paragraph">
      <style:text-properties style:font-weight-complex="bold"/>
    </style:style>
    <style:style style:name="P220" style:parent-style-name="Standard" style:family="paragraph">
      <style:text-properties style:font-weight-complex="bold"/>
    </style:style>
    <style:style style:name="P221" style:parent-style-name="Standard" style:family="paragraph">
      <style:text-properties style:font-weight-complex="bold"/>
    </style:style>
    <style:style style:name="P222" style:parent-style-name="Standard" style:family="paragraph">
      <style:text-properties style:font-weight-complex="bold"/>
    </style:style>
    <style:style style:name="P223" style:parent-style-name="Standard" style:family="paragraph">
      <style:text-properties style:font-weight-complex="bold"/>
    </style:style>
    <style:style style:name="P224" style:parent-style-name="Standard" style:family="paragraph">
      <style:text-properties style:font-weight-complex="bold"/>
    </style:style>
    <style:style style:name="P225" style:parent-style-name="Standard" style:family="paragraph">
      <style:text-properties style:font-weight-complex="bold"/>
    </style:style>
    <style:style style:name="P226" style:parent-style-name="Standard" style:family="paragraph">
      <style:text-properties style:font-weight-complex="bold"/>
    </style:style>
    <style:style style:name="P227" style:parent-style-name="Standard" style:family="paragraph">
      <style:text-properties style:font-weight-complex="bold"/>
    </style:style>
    <style:style style:name="P228" style:parent-style-name="Standard" style:family="paragraph">
      <style:text-properties style:font-weight-complex="bold"/>
    </style:style>
    <style:style style:name="P229" style:parent-style-name="Standard" style:family="paragraph">
      <style:text-properties style:font-weight-complex="bold"/>
    </style:style>
    <style:style style:name="P230" style:parent-style-name="Standard" style:family="paragraph">
      <style:text-properties style:font-weight-complex="bold"/>
    </style:style>
    <style:style style:name="P231" style:parent-style-name="Standard" style:family="paragraph">
      <style:text-properties style:font-weight-complex="bold"/>
    </style:style>
    <style:style style:name="P232" style:parent-style-name="Standard" style:family="paragraph">
      <style:text-properties style:font-weight-complex="bold"/>
    </style:style>
    <style:style style:name="P233" style:parent-style-name="Standard" style:family="paragraph">
      <style:text-properties style:font-weight-complex="bold"/>
    </style:style>
    <style:style style:name="P234" style:parent-style-name="Standard" style:family="paragraph">
      <style:text-properties style:font-weight-complex="bold"/>
    </style:style>
    <style:style style:name="P235" style:parent-style-name="Standard" style:family="paragraph">
      <style:text-properties style:font-weight-complex="bold"/>
    </style:style>
    <style:style style:name="P236" style:parent-style-name="Standard" style:family="paragraph">
      <style:text-properties style:font-weight-complex="bold"/>
    </style:style>
    <style:style style:name="P237" style:parent-style-name="Standard" style:family="paragraph">
      <style:text-properties style:font-weight-complex="bold"/>
    </style:style>
    <style:style style:name="P238" style:parent-style-name="Standard" style:family="paragraph">
      <style:text-properties style:font-weight-complex="bold"/>
    </style:style>
    <style:style style:name="P239" style:parent-style-name="Standard" style:family="paragraph">
      <style:text-properties style:font-weight-complex="bold"/>
    </style:style>
    <style:style style:name="P240" style:parent-style-name="Standard" style:family="paragraph">
      <style:text-properties style:font-weight-complex="bold"/>
    </style:style>
    <style:style style:name="P241" style:parent-style-name="Standard" style:family="paragraph">
      <style:text-properties style:font-weight-complex="bold"/>
    </style:style>
    <style:style style:name="P242" style:parent-style-name="Standard" style:family="paragraph">
      <style:text-properties style:font-weight-complex="bold"/>
    </style:style>
    <style:style style:name="P243" style:parent-style-name="Standard" style:family="paragraph">
      <style:text-properties style:font-weight-complex="bold"/>
    </style:style>
    <style:style style:name="P244" style:parent-style-name="Standard" style:family="paragraph">
      <style:text-properties style:font-weight-complex="bold"/>
    </style:style>
    <style:style style:name="P245" style:parent-style-name="Standard" style:family="paragraph">
      <style:text-properties style:font-weight-complex="bold"/>
    </style:style>
    <style:style style:name="P246" style:parent-style-name="Standard" style:family="paragraph">
      <style:text-properties style:font-weight-complex="bold"/>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P249" style:parent-style-name="Standard" style:family="paragraph">
      <style:text-properties style:font-weight-complex="bold"/>
    </style:style>
    <style:style style:name="P250" style:parent-style-name="Standard" style:family="paragraph">
      <style:text-properties style:font-weight-complex="bold"/>
    </style:style>
    <style:style style:name="P251" style:parent-style-name="Standard" style:family="paragraph">
      <style:text-properties style:font-weight-complex="bold"/>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P255" style:parent-style-name="Standard" style:family="paragraph">
      <style:text-properties style:font-weight-complex="bold"/>
    </style:style>
    <style:style style:name="P256" style:parent-style-name="Standard" style:family="paragraph">
      <style:text-properties style:font-weight-complex="bold"/>
    </style:style>
    <style:style style:name="P257" style:parent-style-name="Standard" style:family="paragraph">
      <style:text-properties style:font-weight-complex="bold"/>
    </style:style>
    <style:style style:name="P258" style:parent-style-name="Standard" style:family="paragraph">
      <style:text-properties style:font-weight-complex="bold"/>
    </style:style>
    <style:style style:name="P259" style:parent-style-name="Standard" style:family="paragraph">
      <style:text-properties style:font-weight-complex="bold"/>
    </style:style>
    <style:style style:name="P260" style:parent-style-name="Standard" style:family="paragraph">
      <style:text-properties style:font-weight-complex="bold"/>
    </style:style>
    <style:style style:name="P261" style:parent-style-name="Standard" style:family="paragraph">
      <style:text-properties style:font-weight-complex="bold"/>
    </style:style>
    <style:style style:name="P262" style:parent-style-name="Standard" style:family="paragraph">
      <style:text-properties style:font-weight-complex="bold"/>
    </style:style>
    <style:style style:name="P263" style:parent-style-name="Standard" style:family="paragraph">
      <style:text-properties style:font-weight-complex="bold"/>
    </style:style>
    <style:style style:name="P264" style:parent-style-name="Standard" style:family="paragraph">
      <style:text-properties style:font-weight-complex="bold"/>
    </style:style>
    <style:style style:name="P265" style:parent-style-name="Standard" style:family="paragraph">
      <style:text-properties style:font-weight-complex="bold"/>
    </style:style>
    <style:style style:name="P266" style:parent-style-name="Standard" style:family="paragraph">
      <style:text-properties style:font-weight-complex="bold"/>
    </style:style>
    <style:style style:name="P267" style:parent-style-name="Standard" style:family="paragraph">
      <style:text-properties style:font-weight-complex="bold"/>
    </style:style>
    <style:style style:name="P268" style:parent-style-name="Standard" style:family="paragraph">
      <style:text-properties style:font-weight-complex="bold"/>
    </style:style>
    <style:style style:name="P269" style:parent-style-name="Standard" style:family="paragraph">
      <style:text-properties style:font-weight-complex="bold"/>
    </style:style>
  </office:automatic-styles>
  <office:body>
    <office:text text:use-soft-page-breaks="true">
      <text:p text:style-name="P1">ECLDOC</text:p>
      <text:p text:style-name="Standard"/>
      <text:p text:style-name="Standard">ECLdoc is a tool for generating API Documentation for ECL Project based on their docstrings. The executable `ecldoc` is the main program that parses the sources and generate<text:s/>Documentation.</text:p>
      <text:p text:style-name="Standard"/>
      <text:p text:style-name="Standard">An ECL Project (according to ECLdoc) consists of a complete source tree (that is recursively scanned) within a given input directory (hereby known as INPUT ROOT) . By default,<text:s/>ECLdoc generated documentation for all files within INPUT ROOT,<text:s/>but user can override that to specify Unix style GLOB pattern for files to include and for files to exclude within ECL Project. GLOB patterns are specified relative to INPUT ROOT (See Examples).</text:p>
      <text:p text:style-name="Standard"/>
      <text:p text:style-name="Standard">User also needs to specify OUTPUT ROOT that is the directory where documentation will be stored for all formats (ECLDOC will create OUTPUT ROOT if not present already; otherwise it will be overwritten).</text:p>
      <text:p text:style-name="Standard"/>
      <text:p text:style-name="Standard">ECLDOC currently supports documentation in 3 formats – HTML, Text, PDF (via LATEX). Outputs for each format are present as follows :</text:p>
      <text:p text:style-name="Standard">&lt;OUTPUT ROOT&gt;/&lt;format&gt;/&lt;source tree&gt; where source tree is ecl source tree within INPUT ROOT (and satisfying include and exclude criteria)</text:p>
      <text:p text:style-name="Standard"/>
      <text:p text:style-name="Standard">User can specify these options<text:s/>either on<text:s/>the command line or in the configuration file.</text:p>
      <text:p text:style-name="Standard"/>
      <text:p text:style-name="P2">PREREQUISITES:</text:p>
      <text:p text:style-name="Standard"/>
      <text:list text:style-name="LFO5" text:continue-numbering="true">
        <text:list-item>
          <text:p text:style-name="P3">Python3</text:p>
        </text:list-item>
        <text:list-item>
          <text:p text:style-name="P4">pip3, setuptools</text:p>
        </text:list-item>
        <text:list-item>
          <text:p text:style-name="P5">Pdflatex<text:s/>(needed if generating PDF format – need ‘Base’ package plus ‘Extra’ package)</text:p>
        </text:list-item>
      </text:list>
      <text:p text:style-name="Standard"/>
      <text:p text:style-name="Standard">Details on installing prerequisites:</text:p>
      <text:p text:style-name="Standard"><text:tab/>Ubuntu:</text:p>
      <text:p text:style-name="P6">Pip3:<text:s/>sudo apt-get install pip3</text:p>
      <text:p text:style-name="P7">Python: sudo apt-get install python3-pip</text:p>
      <text:p text:style-name="Standard"><text:tab/><text:tab/>Pdflatex: sudo apt-get install texlive-latex-base</text:p>
      <text:p text:style-name="Standard"><text:tab/><text:tab/><text:tab/><text:s text:c="4"/>Sudo apt-get install texlive-latex-extra</text:p>
      <text:p text:style-name="Standard"/>
      <text:p text:style-name="P8">INSTALLATION:</text:p>
      <text:list text:style-name="LFO4" text:continue-numbering="true">
        <text:list-item>
          <text:p text:style-name="P9">To install, ``cd`` to directory containing Makefile.</text:p>
        </text:list-item>
        <text:list-item>
          <text:p text:style-name="P10">Run : ``sudo make install`` (if root permissions)</text:p>
        </text:list-item>
        <text:list-item>
          <text:p text:style-name="P11">Else Run : ``make install`` (add default pip3 installation directory to $PATH env variable - most commonly $HOME/.local/bin)</text:p>
        </text:list-item>
        <text:list-item>
          <text:p text:style-name="P12">To Uninstall, Run : ``sudo make uninstall`` OR ``make uninstall``</text:p>
        </text:list-item>
      </text:list>
      <text:p text:style-name="Standard"/>
      <text:p text:style-name="Standard"/>
      <text:p text:style-name="Standard"><text:span text:style-name="T13">USAGE</text:span><text:span text:style-name="T14"><text:s/></text:span><text:span text:style-name="T15">:<text:s/></text:span></text:p>
      <text:p text:style-name="P16"/>
      <text:p text:style-name="P17">ecldoc [options]</text:p>
      <text:p text:style-name="Standard"/>
      <text:p text:style-name="P18">Command Line Options :</text:p>
      <text:p text:style-name="Standard"/>
      <table:table table:style-name="Table19">
        <table:table-columns>
          <table:table-column table:style-name="TableColumn20"/>
          <table:table-column table:style-name="TableColumn21"/>
        </table:table-columns>
        <table:table-row table:style-name="TableRow22">
          <table:table-cell table:style-name="TableCell23">
            <text:p text:style-name="TableContents">-h, --help</text:p>
          </table:table-cell>
          <table:table-cell table:style-name="TableCell24">
            <text:p text:style-name="TableContents">Display Command Line help</text:p>
          </table:table-cell>
        </table:table-row>
        <table:table-row table:style-name="TableRow25">
          <table:table-cell table:style-name="TableCell26">
            <text:p text:style-name="TableContents">--config CONFIG</text:p>
          </table:table-cell>
          <table:table-cell table:style-name="TableCell27">
            <text:p text:style-name="TableContents">Path to Configuration File</text:p>
          </table:table-cell>
        </table:table-row>
        <table:table-row table:style-name="TableRow28">
          <table:table-cell table:style-name="TableCell29">
            <text:p text:style-name="TableContents">-i, --iroot=&lt;path&gt;</text:p>
          </table:table-cell>
          <table:table-cell table:style-name="TableCell30">
            <text:p text:style-name="TableContents">Specify INPUT ROOT (Required)</text:p>
          </table:table-cell>
        </table:table-row>
        <table:table-row table:style-name="TableRow31">
          <table:table-cell table:style-name="TableCell32">
            <text:p text:style-name="TableContents">-o, --oroot=&lt;path&gt;</text:p>
          </table:table-cell>
          <table:table-cell table:style-name="TableCell33">
            <text:p text:style-name="TableContents">Specify Documentation OUTPUT ROOT (Required)</text:p>
          </table:table-cell>
        </table:table-row>
        <table:table-row table:style-name="TableRow34">
          <table:table-cell table:style-name="TableCell35">
            <text:p text:style-name="TableContents">-f, --format=&lt;format&gt;[,&lt;format&gt;]</text:p>
          </table:table-cell>
          <table:table-cell table:style-name="TableCell36">
            <text:p text:style-name="TableContents">Specify formats (comma separated) – e.g. “html,text,pdf”</text:p>
          </table:table-cell>
        </table:table-row>
        <text:soft-page-break/>
        <table:table-row table:style-name="TableRow37">
          <table:table-cell table:style-name="TableCell38">
            <text:p text:style-name="TableContents">--include &lt;glob&gt;[,&lt;glob&gt;]</text:p>
          </table:table-cell>
          <table:table-cell table:style-name="TableCell39">
            <text:p text:style-name="TableContents">Specify glob patterns (relative to input root) for files to include in documentation (default : all files within input root)</text:p>
          </table:table-cell>
        </table:table-row>
        <table:table-row table:style-name="TableRow40">
          <table:table-cell table:style-name="TableCell41">
            <text:p text:style-name="TableContents">--exclude &lt;glob&gt;[,&lt;glob&gt;]</text:p>
          </table:table-cell>
          <table:table-cell table:style-name="TableCell42">
            <text:p text:style-name="TableContents">Specify glob patterns (relative to input root) for files to exclude from documentation (default : None)</text:p>
          </table:table-cell>
        </table:table-row>
        <table:table-row table:style-name="TableRow43">
          <table:table-cell table:style-name="TableCell44">
            <text:p text:style-name="TableContents">--eclcc &lt;option&gt;[;&lt;option&gt;]</text:p>
          </table:table-cell>
          <table:table-cell table:style-name="TableCell45">
            <text:p text:style-name="TableContents">Specify options to pass on to eclcc compiler</text:p>
          </table:table-cell>
        </table:table-row>
        <table:table-row table:style-name="TableRow46">
          <table:table-cell table:style-name="TableCell47">
            <text:p text:style-name="TableContents">--exdocpaths &lt;path&gt;[,&lt;path&gt;]</text:p>
          </table:table-cell>
          <table:table-cell table:style-name="TableCell48">
            <text:p text:style-name="TableContents">Specify paths to search for external documentation</text:p>
          </table:table-cell>
        </table:table-row>
        <table:table-row table:style-name="TableRow49">
          <table:table-cell table:style-name="TableCell50">
            <text:p text:style-name="TableContents">--hideNoDoc</text:p>
          </table:table-cell>
          <table:table-cell table:style-name="TableCell51">
            <text:p text:style-name="TableContents">Do not show definitions (along with its children) with no docstrings (default : False)</text:p>
          </table:table-cell>
        </table:table-row>
        <table:table-row table:style-name="TableRow52">
          <table:table-cell table:style-name="TableCell53">
            <text:p text:style-name="TableContents">--hideInternal</text:p>
          </table:table-cell>
          <table:table-cell table:style-name="TableCell54">
            <text:p text:style-name="TableContents">Do not show definitions (along with its children) with @internal tag (default : False)</text:p>
          </table:table-cell>
        </table:table-row>
      </table:table>
      <text:p text:style-name="Standard"/>
      <text:p text:style-name="P55">Configuration File Format<text:s/>:</text:p>
      <text:p text:style-name="Standard"/>
      <text:p text:style-name="Standard">[INPUT]</text:p>
      <text:p text:style-name="Standard">root=&lt;input root&gt;</text:p>
      <text:p text:style-name="Standard">include=&lt;glob&gt;[,&lt;glob&gt;]</text:p>
      <text:p text:style-name="Standard">exclude=&lt;glob&gt;[,&lt;glob&gt;]</text:p>
      <text:p text:style-name="Standard">ecldoc-option-1=&lt;1/0&gt;</text:p>
      <text:p text:style-name="Standard">ecldoc-option-2=&lt;1/0&gt;</text:p>
      <text:p text:style-name="Standard">ecldoc-option-3=&lt;1/0&gt;</text:p>
      <text:p text:style-name="Standard">...</text:p>
      <text:p text:style-name="Standard"/>
      <text:p text:style-name="Standard">[ECLCC]</text:p>
      <text:p text:style-name="Standard">eclcc-option-1=&lt;1/0&gt; (If value = 1, key is appended to eclcc run as it is.)</text:p>
      <text:p text:style-name="Standard">eclcc-option-2=&lt;1/0&gt;</text:p>
      <text:p text:style-name="Standard">eclcc-option-3=&lt;1/0&gt;</text:p>
      <text:p text:style-name="Standard">...</text:p>
      <text:p text:style-name="Standard"/>
      <text:p text:style-name="Standard">[OUTPUT]</text:p>
      <text:p text:style-name="Standard">root=&lt;output-root&gt;</text:p>
      <text:p text:style-name="Standard">format=&lt;format&gt;[,&lt;format&gt;]</text:p>
      <text:p text:style-name="Standard"/>
      <text:p text:style-name="Standard">[EXDOC]</text:p>
      <text:p text:style-name="Standard">paths=&lt;external docs paths&gt;[,&lt;external docs paths&gt;]</text:p>
      <text:p text:style-name="Standard"/>
      <text:p text:style-name="Standard">-----------------------------------------------------------------------------------------------------------------------------------------</text:p>
      <text:p text:style-name="Standard"/>
      <text:p text:style-name="Standard">Note<text:s/>: ECLDOC used ECLCC to compile ecl source files and extract relevant information from it. The ECLCC is run in the INPUT ROOT for ALL files in source tree.</text:p>
      <text:p text:style-name="Standard"/>
      <text:p text:style-name="Standard">Note<text:s/>: Documentation is generated for only those that have at<text:s/>least one definition after application of --hideNoDoc and –hideInternal options. As such, User can specify @internal tag in topmost definition of given ecl file to effectively remove it that file from documentation.</text:p>
      <text:p text:style-name="Standard"/>
      <text:p text:style-name="P56">Examples :</text:p>
      <text:p text:style-name="P57"/>
      <text:p text:style-name="P58">Example 1 :</text:p>
      <text:p text:style-name="Standard">Consider following source Tree :</text:p>
      <text:p text:style-name="Standard"/>
      <text:p text:style-name="Standard">/home/usr/projects/A</text:p>
      <text:p text:style-name="Standard">|------ A1.ecl</text:p>
      <text:p text:style-name="Standard">|------ A2.ecl</text:p>
      <text:p text:style-name="Standard">|------ B</text:p>
      <text:soft-page-break/>
      <text:p text:style-name="Standard">| <text:s text:c="8"/>|------ B1.ecl</text:p>
      <text:p text:style-name="Standard">| <text:s text:c="8"/>|------ B2.ecl</text:p>
      <text:p text:style-name="Standard">|------ C</text:p>
      <text:p text:style-name="Standard">| <text:s text:c="8"/>|------ C1.ecl</text:p>
      <text:p text:style-name="Standard">| <text:s text:c="8"/>|------ C2.ecl</text:p>
      <text:p text:style-name="Standard"/>
      <text:p text:style-name="Standard">To Run ecldoc on complete project A :</text:p>
      <text:p text:style-name="Standard"/>
      <text:p text:style-name="Standard">`ecldoc <text:s/>--iroot=/home/usr/projects/A <text:s/>--oroot=/home/usr/docs/A-docs <text:s/>-f=html,text`</text:p>
      <text:p text:style-name="Standard"/>
      <text:p text:style-name="Standard">Output :</text:p>
      <text:p text:style-name="Standard"/>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Standard">/home/usr/docs/A-docs</text:p>
            <text:p text:style-name="Standard">|------ xml</text:p>
            <text:p text:style-name="Standard">| <text:s text:c="9"/>|------ pkg.toc.xml</text:p>
            <text:p text:style-name="Standard">| <text:s text:c="9"/>|------ tree.json</text:p>
            <text:p text:style-name="Standard">| <text:s text:c="9"/>|------ A1.ecl.xml</text:p>
            <text:p text:style-name="Standard">| <text:s text:c="9"/>|------ A2.ecl.xml</text:p>
            <text:p text:style-name="Standard">| <text:s text:c="9"/>|------ B</text:p>
            <text:p text:style-name="Standard">| <text:s text:c="9"/>| <text:s text:c="9"/>|------ pkg.toc.xml</text:p>
            <text:p text:style-name="Standard">| <text:s text:c="9"/>| <text:s text:c="9"/>|------ tree.json</text:p>
            <text:p text:style-name="Standard">| <text:s text:c="9"/>| <text:s text:c="9"/>|------ B1.ecl.xml</text:p>
            <text:p text:style-name="Standard">| <text:s text:c="9"/>| <text:s text:c="9"/>|------ B2.ecl.xml</text:p>
            <text:p text:style-name="Standard">| <text:s text:c="9"/>|------ C</text:p>
            <text:p text:style-name="Standard">| <text:s text:c="9"/>| <text:s text:c="9"/>|------ pkg.toc.xml</text:p>
            <text:p text:style-name="Standard">| <text:s text:c="9"/>| <text:s text:c="9"/>|------ tree.json</text:p>
            <text:p text:style-name="Standard">|<text:s text:c="10"/>| <text:s text:c="9"/>|------ C1.ecl.xml</text:p>
            <text:p text:style-name="Standard">| <text:s text:c="9"/>| <text:s text:c="9"/>|------ C2.ecl.xml</text:p>
          </table:table-cell>
          <table:table-cell table:style-name="TableCell65">
            <text:p text:style-name="Standard">|------ html</text:p>
            <text:p text:style-name="Standard">|<text:s text:c="10"/>|------ pkg.toc.html</text:p>
            <text:p text:style-name="Standard">| <text:s text:c="9"/>|------ A1.ecl.html</text:p>
            <text:p text:style-name="Standard">| <text:s text:c="9"/>|------ A2.ecl.html</text:p>
            <text:p text:style-name="Standard">| <text:s text:c="9"/>|------ B</text:p>
            <text:p text:style-name="Standard">| <text:s text:c="9"/>| <text:s text:c="9"/>|------ pkg.toc.html</text:p>
            <text:p text:style-name="Standard">| <text:s text:c="9"/>| <text:s text:c="9"/>|------ B1.ecl.html</text:p>
            <text:p text:style-name="Standard">| <text:s text:c="9"/>| <text:s text:c="9"/>|------ B2.ecl.html</text:p>
            <text:p text:style-name="Standard">| <text:s text:c="9"/>|------ C</text:p>
            <text:p text:style-name="Standard">| <text:s text:c="9"/>| <text:s text:c="9"/>|------ pkg.toc.html</text:p>
            <text:p text:style-name="Standard">| <text:s text:c="9"/>| <text:s text:c="9"/>|------ C1.ecl.html</text:p>
            <text:p text:style-name="Standard">| <text:s text:c="9"/>| <text:s text:c="9"/>|------ C2.ecl.html</text:p>
            <text:p text:style-name="Standard">|------ txt</text:p>
            <text:p text:style-name="Standard">| <text:s text:c="9"/>|------ pkg.toc.txt</text:p>
            <text:p text:style-name="Standard">| <text:s text:c="9"/>|------ A1.ecl.txt</text:p>
            <text:p text:style-name="Standard">| <text:s text:c="9"/>|------ A2.ecl.txt</text:p>
          </table:table-cell>
          <table:table-cell table:style-name="TableCell66">
            <text:p text:style-name="Standard">| <text:s text:c="9"/>|------ B</text:p>
            <text:p text:style-name="Standard">| <text:s text:c="9"/>| <text:s text:c="9"/>|------ pkg.toc.txt</text:p>
            <text:p text:style-name="Standard">| <text:s text:c="9"/>| <text:s text:c="9"/>|------ B1.ecl.txt</text:p>
            <text:p text:style-name="Standard">| <text:s text:c="9"/>| <text:s text:c="9"/>|------ B2.ecl.txt</text:p>
            <text:p text:style-name="Standard">| <text:s text:c="9"/>|------ C</text:p>
            <text:p text:style-name="Standard">| <text:s text:c="9"/>| <text:s text:c="9"/>|------ pkg.toc.txt</text:p>
            <text:p text:style-name="Standard">| <text:s text:c="9"/>| <text:s text:c="9"/>|------ C1.ecl.txt</text:p>
            <text:p text:style-name="Standard">| <text:s text:c="9"/>| <text:s text:c="9"/>|------ C2.ecl.txt</text:p>
          </table:table-cell>
        </table:table-row>
      </table:table>
      <text:p text:style-name="Standard"/>
      <text:p text:style-name="Standard">Here pkg.toc.* files are table of contents (specifying contents and links to files present in the directory it resides in). For HTML Format, user can follow hyperlinks in pkg.toc.html files to browse the documentation.</text:p>
      <text:p text:style-name="Standard"/>
      <text:p text:style-name="Standard">Pkg.toc.* files<text:s/>also contain parsed bundle information if Bundle.ecl file is present in source tree in that directory.</text:p>
      <text:p text:style-name="Standard"/>
      <text:p text:style-name="P67">Example 1.1 : Configuration File</text:p>
      <text:p text:style-name="P68"/>
      <text:p text:style-name="Standard">The same example can also be run by using configuration file. The config file used would be :</text:p>
      <text:p text:style-name="Standard">[INPUT]</text:p>
      <text:p text:style-name="Standard">root=/home/usr/projects/A</text:p>
      <text:p text:style-name="Standard"/>
      <text:p text:style-name="Standard">[OUTPUT]</text:p>
      <text:p text:style-name="Standard">root=/home/usr/docs/A-Docs</text:p>
      <text:p text:style-name="Standard">format=html,text</text:p>
      <text:p text:style-name="Standard"/>
      <text:p text:style-name="Standard">Run : `ecldoc --config &lt;config file path&gt;</text:p>
      <text:p text:style-name="Standard"/>
      <text:p text:style-name="P69">Example 2 : Include Criteria</text:p>
      <text:p text:style-name="Standard"/>
      <text:p text:style-name="Standard">Conside same source tree as before, but now we want to include only A*.ecl files and B1.ecl file.</text:p>
      <text:p text:style-name="Standard"/>
      <text:p text:style-name="Standard">Run : `ecldoc<text:s/>--iroot=/home/usr/projects/A <text:s/>--oroot=/home/usr/docs/A-docs <text:s/>-f=html,text <text:s/>--include=A*.ecl,B/B1.ecl`</text:p>
      <text:p text:style-name="Standard"/>
      <text:p text:style-name="Standard"><text:span text:style-name="T70">Note:</text:span><text:s text:c="2"/>Include only works for file wildcards, not for folders. <text:s/>Use –include = “A/*.ecl, B/*.ecl”, not –include = “A, B”.</text:p>
      <text:soft-page-break/>
      <text:p text:style-name="P71">Example 3 : Exclude Criteria</text:p>
      <text:p text:style-name="Standard"/>
      <text:p text:style-name="Standard">We now want to run all files except C2.ecl and B1.ecl.</text:p>
      <text:p text:style-name="Standard"/>
      <text:p text:style-name="Standard">Run : `ecldoc --iroot=/home/usr/projects/A <text:s/>--oroot=/home/usr/docs/A-docs <text:s/>-f=html,text <text:s/>--exclude=C/C2.ecl,B/B1.ecl`</text:p>
      <text:p text:style-name="Standard"/>
      <text:p text:style-name="Standard"><text:span text:style-name="T72">Note:</text:span><text:s text:c="2"/>Exclude only works for file wildcards, not for folders. <text:s/>Use –exclude = “B/*.ecl”, not –exclude = “B”.</text:p>
      <text:p text:style-name="Standard"/>
      <text:p text:style-name="P73">Example 4 : Include and Exclude criteria</text:p>
      <text:p text:style-name="Standard"/>
      <text:p text:style-name="Standard">We now want to run on all files in only C Directory but exclude C2.ecl .</text:p>
      <text:p text:style-name="Standard"/>
      <text:p text:style-name="Standard">Run : `ecldoc –iroot=/home/usr/projects/A <text:s/>--oroot=/home/usr/docs/A-docs <text:s/>-f=html,text <text:s/>--include=C/*.ecl –exclude=C/C2.ecl`</text:p>
      <text:p text:style-name="Standard"/>
      <text:p text:style-name="P74">Example 5 : ECLCC Options</text:p>
      <text:p text:style-name="Standard"/>
      <text:p text:style-name="Standard">We now want to run on all files and pass an<text:s/>ecl include path in eclcc.</text:p>
      <text:p text:style-name="Standard"/>
      <text:p text:style-name="Standard">Run : ecldoc –iroot=/home/usr/projects/A <text:s/>--oroot=/home/usr/docs/A-docs <text:s/>-f=html,text <text:s/>--eclcc=”-I/home/usr/projects/D;-I/home/usr/other-projects/E” <text:s text:c="2"/></text:p>
      <text:p text:style-name="Standard"/>
      <text:p text:style-name="P75">Example 6 : External Documentation Linking</text:p>
      <text:p text:style-name="Standard"/>
      <text:p text:style-name="Standard">Consider a situation where some file (say B1.ecl) in input source tree (/home/usr/projects/A) is accessing (say via IMPORT D.D1 ) another ecl file<text:s/>in external source tree (say /home/usr/projects/D). We also have documentation for source tree of D in /home/usr/docs/D-docs. <text:s/>We now want to link the documentation of A with documentation of D whereever necessay (for example in hyperlink in A/B/B1.ecl.html file to D/D1.ecl.html).</text:p>
      <text:p text:style-name="Standard"/>
      <text:p text:style-name="Standard">We can specify –exdocpaths option during ecldoc run of A to achieve that. Here exdocpath takes in path to file ‘tree.json’ in external documentation (See Output Structure above for example).</text:p>
      <text:p text:style-name="Standard"/>
      <text:p text:style-name="Standard">Run : ecldoc –iroot=/home/usr/projects/A <text:s/>--oroot=/home/usr/docs/A-docs <text:s/>-f=html,text <text:s/>--eclcc=”-I/home/usr/projects/D;-I/home/usr/other-projects/E” <text:s/>--exdocpaths=/home/usr/docs/D-docs/xml</text:p>
      <text:p text:style-name="Standard"/>
      <text:p text:style-name="P76">Example 7 :</text:p>
      <text:p text:style-name="Standard"/>
      <text:p text:style-name="Standard">Exclude any definition that doesn’t have docstring.</text:p>
      <text:p text:style-name="Standard"/>
      <text:p text:style-name="P77">Run : `ecldoc <text:s/>--iroot=/home/usr/projects/A <text:s/>--oroot=/home/usr/docs/A-docs <text:s/>-f=html,text <text:s/>--hideNoDoc`</text:p>
      <text:p text:style-name="P78">Docstring Format :</text:p>
      <text:p text:style-name="P79"/>
      <text:p text:style-name="Textbody">A docstring is written in HTML and must precede a definition. It is made up of two parts -- a description followed by block tags. In this example, the block tags are @param, @return and @see.</text:p>
      <text:p text:style-name="PreformattedText">/**</text:p>
      <text:p text:style-name="PreformattedText"><text:s text:c="2"/>* Implements Cholesky factorization of A = U**T * U if Triangular.Upper requested</text:p>
      <text:p text:style-name="PreformattedText"><text:s text:c="2"/>* or A = L * L**T if Triangualr.Lower is requested.</text:p>
      <text:p text:style-name="PreformattedText"><text:s text:c="2"/>* The matrix A must be symmetric positive definite.</text:p>
      <text:p text:style-name="PreformattedText"><text:s text:c="2"/>* &lt;pre&gt;</text:p>
      <text:p text:style-name="PreformattedText"><text:s text:c="2"/>* <text:s/>|<text:s/>A11 <text:s text:c="2"/>A12 | <text:s text:c="5"/>| <text:s/>L11 <text:s text:c="2"/>0 <text:s text:c="2"/>| <text:s text:c="3"/>| L11**T <text:s text:c="4"/>L21**T |</text:p>
      <text:p text:style-name="PreformattedText"><text:s text:c="2"/>* <text:s/>| A21 <text:s text:c="2"/>A22 | <text:s/>== <text:s/>| <text:s/>L21 <text:s text:c="2"/>L22 | * <text:s/>| <text:s/>0 <text:s text:c="10"/>L22 <text:s/>|</text:p>
      <text:p text:style-name="PreformattedText"><text:s text:c="2"/>*</text:p>
      <text:p text:style-name="PreformattedText"><text:s text:c="2"/>* <text:s text:c="20"/>| L11*L11**T <text:s text:c="9"/>L11*L21**T <text:s text:c="5"/>|</text:p>
      <text:p text:style-name="PreformattedText"><text:s text:c="2"/>* <text:s text:c="16"/>== <text:s/>| L21*L11**T <text:s/>L21*L21**T + L22*L22**T |</text:p>
      <text:soft-page-break/>
      <text:p text:style-name="PreformattedText"><text:s text:c="2"/>* &lt;/pre&gt;</text:p>
      <text:p text:style-name="PreformattedText"><text:s text:c="2"/>*</text:p>
      <text:p text:style-name="PreformattedText"><text:s text:c="2"/>* So, use Cholesky on the first block to get L11.</text:p>
      <text:p text:style-name="PreformattedText"><text:s text:c="2"/>* <text:s text:c="4"/>L21 = A21*L11**T**-1 <text:s text:c="2"/>which can be found by dtrsm on each column block</text:p>
      <text:p text:style-name="PreformattedText"><text:s text:c="2"/>* <text:s text:c="4"/>A22' is A22 - L21*L21**T</text:p>
      <text:p text:style-name="PreformattedText"><text:s text:c="2"/>* &lt;p&gt;</text:p>
      <text:p text:style-name="PreformattedText"><text:s text:c="2"/>* Based upon PB-BLAS: A set of parallel block basic linear algebra subprograms</text:p>
      <text:p text:style-name="PreformattedText"><text:s text:c="2"/>* by Choi and Dongarra</text:p>
      <text:p text:style-name="PreformattedText"><text:s text:c="2"/>* &lt;p&gt;</text:p>
      <text:p text:style-name="PreformattedText"><text:s text:c="2"/>* This module supports the "Myriad" style interface, allowing many independent problems</text:p>
      <text:p text:style-name="PreformattedText"><text:s text:c="2"/>* to be worked on at once. <text:s/>The A matrix can contain multiple matrixes to be factored,</text:p>
      <text:p text:style-name="PreformattedText"><text:s text:c="2"/>* indicated by different values<text:s/>for work-item id (wi_id).</text:p>
      <text:p text:style-name="PreformattedText"><text:s text:c="2"/>*</text:p>
      <text:p text:style-name="PreformattedText"><text:s text:c="2"/>*<text:s/><text:span text:style-name="T80">@param</text:span><text:s/>tri <text:s/>Types.Triangle enumeration indicating whether we are looking for the Upper</text:p>
      <text:p text:style-name="PreformattedText"><text:s text:c="2"/>* <text:s text:c="12"/>or the Lower factor</text:p>
      <text:p text:style-name="PreformattedText"><text:s text:c="2"/>*<text:s/><text:span text:style-name="T81">@param</text:span><text:s/>A_in The matrix or matrixes to be factored in Types.Layout_Cell format</text:p>
      <text:p text:style-name="PreformattedText"><text:s text:c="2"/>*<text:s/><text:span text:style-name="T82">@return</text:span><text:s text:c="5"/>Triangular matrix in Layout_Cell format</text:p>
      <text:p text:style-name="PreformattedText"><text:s text:c="2"/>*<text:s/><text:span text:style-name="T83">@see</text:span><text:s/>Std.PBblas.Types.Layout_Cell</text:p>
      <text:p text:style-name="PreformattedText"><text:s text:c="2"/>*<text:s/><text:span text:style-name="T84">@see</text:span><text:s/>Std.PBblas.Types.Triangle</text:p>
      <text:p text:style-name="PreformattedText"><text:s text:c="2"/>*</text:p>
      <text:p text:style-name="PreformattedText"><text:s text:c="2"/>*/</text:p>
      <text:p text:style-name="PreformattedText">EXPORT DATASET(Layout_Cell) potrf(Triangle tri, DATASET(Layout_Cell) A_in) := FUNCTION</text:p>
      <text:p text:style-name="PreformattedText">...</text:p>
      <text:p text:style-name="PreformattedText">END;</text:p>
      <text:p text:style-name="PreformattedText"/>
      <text:p text:style-name="PreformattedText">Notes on Docstring formatting:<text:s text:c="7"/></text:p>
      <text:list text:style-name="LFO9" text:continue-numbering="true">
        <text:list-item>
          <text:p text:style-name="P85">The first line contains the begin-comment delimiter (/**).</text:p>
        </text:list-item>
        <text:list-item>
          <text:p text:style-name="P86">Write the first sentence as a short summary of the method, as ECLdoc automatically places it in the method summary table (and index).</text:p>
        </text:list-item>
        <text:list-item>
          <text:p text:style-name="P87">If you have more than one paragraph in the docstring, separate the paragraphs with a &lt;p&gt;<text:span text:style-name="SourceText"><text:s/></text:span>paragraph tag, as shown.<text:s text:c="2"/>Otherwise, any newlines are ignored sentences are concatenated.</text:p>
        </text:list-item>
        <text:list-item>
          <text:p text:style-name="P88">Insert a blank line between the description and<text:s/>the list of tags, as shown.</text:p>
        </text:list-item>
        <text:list-item>
          <text:p text:style-name="P89">The first line that begins with an "@" character ends the description. There is only one description block per docstring; you cannot continue the description following block tags.</text:p>
        </text:list-item>
        <text:list-item>
          <text:p text:style-name="P90">The last line contains the end-comment delimiter<text:s/>(*/). Note that unlike the begin-comment delimiter, the end-comment contains only a single asterisk.</text:p>
        </text:list-item>
        <text:list-item>
          <text:p text:style-name="P91"><text:span text:style-name="T92">The f</text:span><text:span text:style-name="T93">ollowing HTML tags are permitted in docstring : p, pre (to specify preformatted text), ul, ol, table, br, code, a</text:span></text:p>
        </text:list-item>
      </text:list>
      <text:p text:style-name="Textbody"><text:span text:style-name="StrongEmphasis">First Sentence</text:span><text:line-break/>The first sentence of each docstring should be a summary sentence, containing a concise but complete description of the API item. The ECLdoc tool copies this first sentence to the appropriate summary. This makes it important to write crisp and informative initial sentences that can stand on their own.<text:s text:c="2"/>The first sentence should:</text:p>
      <text:list text:style-name="LFO2" text:continue-numbering="true">
        <text:list-item>
          <text:p text:style-name="P94">Not repeat the attribute name.</text:p>
        </text:list-item>
        <text:list-item>
          <text:p text:style-name="P95">Be a complete sentence.</text:p>
        </text:list-item>
        <text:list-item>
          <text:p text:style-name="P96">Be in the present tense (i.e. ‘Computes the digits of PI’).</text:p>
        </text:list-item>
        <text:list-item>
          <text:p text:style-name="P97">End with a period. <text:s/>Otherwise it will run into the next sentence when looking at the full text.</text:p>
        </text:list-item>
      </text:list>
      <text:soft-page-break/>
      <text:p text:style-name="Textbody">This sentence ends at the first period that is followed by a blank, tab, or line terminator, or at the first tag (as defined below). For example, this first sentence ends at "Prof.":</text:p>
      <text:p text:style-name="PreformattedText"><text:s text:c="3"/>/**</text:p>
      <text:p text:style-name="PreformattedText"><text:s text:c="4"/>* This is a simulation of Prof. Knuth's<text:s/>MIX computer.</text:p>
      <text:p text:style-name="PreformattedText"><text:s text:c="4"/>*/</text:p>
      <text:p text:style-name="Textbody">However, you can work around this by typing an HTML meta-character such as "&amp;" or "&lt;" immediately after the period, such as:</text:p>
      <text:p text:style-name="PreformattedText"><text:s text:c="3"/>/**</text:p>
      <text:p text:style-name="PreformattedText"><text:s text:c="4"/>* This is a simulation of Prof.&amp;nbsp;Knuth's MIX computer.</text:p>
      <text:p text:style-name="PreformattedText"><text:s text:c="4"/>*/</text:p>
      <text:p text:style-name="Textbody">or</text:p>
      <text:p text:style-name="PreformattedText"><text:s text:c="3"/>/**</text:p>
      <text:p text:style-name="PreformattedText"><text:s text:c="4"/>* This is a simulation of Prof.&lt;!-- --&gt; Knuth's MIX computer.</text:p>
      <text:p text:style-name="PreformattedText"><text:s text:c="4"/>*/</text:p>
      <text:p text:style-name="Standard"/>
      <text:p text:style-name="P98">Available Tags</text:p>
      <text:p text:style-name="P99"/>
      <text:p text:style-name="Standard"><text:span text:style-name="T100">@param<text:s/></text:span>Name<text:s/>Description</text:p>
      <text:p text:style-name="Standard"><text:span text:style-name="T101">@field</text:span><text:s/>Name Description<text:s/>[Note: This is used for Record Layout descriptions]</text:p>
      <text:p text:style-name="Standard"><text:span text:style-name="T102">@return</text:span><text:s/>Description</text:p>
      <text:p text:style-name="Standard"><text:span text:style-name="T103">@value</text:span><text:s/>Value-description [Note: This is used for constants and enumerations]</text:p>
      <text:p text:style-name="Standard"><text:span text:style-name="T104">@see</text:span><text:s/>Attribute-location</text:p>
      <text:p text:style-name="P105"/>
      <text:p text:style-name="P106">Notes on use of tags:</text:p>
      <text:list text:style-name="LFO3" text:continue-numbering="true">
        <text:list-item>
          <text:p text:style-name="P107"><text:span text:style-name="T108">Descriptio</text:span><text:span text:style-name="T109">n should end with a period (i.e. for @param, @field, and @return) since some descriptions will be multiple sentences, this keeps the lists consistent. <text:s/>The period may be omitted if it is certain that none of the descriptions will be more than one sentence</text:span></text:p>
        </text:list-item>
        <text:list-item>
          <text:p text:style-name="P110"><text:span text:style-name="T111">Value-description does not need to end with a period unless at least on Value-description contains multiple sentences.</text:span></text:p>
        </text:list-item>
        <text:list-item>
          <text:p text:style-name="P112"><text:span text:style-name="T113">Attribute-location should be the name of an attribute, or a comma-separated list of attributes. <text:s/>The attribute(s) may be in the current file (e.g. MyFunc), be in another file in the project (e.g. OtherFile.MyFunc), or be in another linked (see exdocpaths option) project (e.g. Project.File.MyFunc).</text:span></text:p>
        </text:list-item>
      </text:list>
      <text:p text:style-name="Standard"/>
      <text:p text:style-name="Standard">Any other tags can be added in docstring in following format :</text:p>
      <text:p text:style-name="Standard"><text:span text:style-name="T114">@tagname</text:span><text:s/>description (e.g :<text:s/><text:span text:style-name="T115">@author</text:span><text:s/>John Smith)</text:p>
      <text:p text:style-name="Standard"/>
      <text:p text:style-name="P116"/>
      <text:soft-page-break/>
      <text:p text:style-name="Standard"><text:span text:style-name="T117">INTERNALS</text:span><text:span text:style-name="T118">:</text:span></text:p>
      <text:p text:style-name="P119"/>
      <text:p text:style-name="P120">Major Steps:</text:p>
      <text:p text:style-name="P121"/>
      <text:p text:style-name="P122">Documentation is generated in 3 major steps</text:p>
      <text:p text:style-name="P123"><text:s/>Call ECLCC -M for each ecl file to generate XML Output (Called xmlOriginal)</text:p>
      <text:p text:style-name="P124">#. Parse xmlOriginal for all file to generate Processed XML (Called XML)</text:p>
      <text:p text:style-name="P125">#. Convert XML into required Output Formats</text:p>
      <text:p text:style-name="P126"/>
      <text:p text:style-name="P127">Parsing xmlOriginal to XML:</text:p>
      <text:p text:style-name="P128"/>
      <text:p text:style-name="P129">The XML Documentation generator ``GenXML`` takes in 4 variables :</text:p>
      <text:p text:style-name="P130"/>
      <text:list text:style-name="LFO6" text:continue-numbering="true">
        <text:list-item>
          <text:p text:style-name="P131">Input Root</text:p>
        </text:list-item>
        <text:list-item>
          <text:p text:style-name="P132">Output Root</text:p>
        </text:list-item>
        <text:list-item>
          <text:p text:style-name="P133">Ecl files - list of ecl files to be parsed</text:p>
        </text:list-item>
        <text:list-item>
          <text:p text:style-name="P134">Options - Other ecldoc options</text:p>
        </text:list-item>
      </text:list>
      <text:p text:style-name="P135"/>
      <text:p text:style-name="P136">`GenXML`<text:s/>recreates<text:s/>the<text:s/>path tree from ecl files.</text:p>
      <text:p text:style-name="P137">E.g.</text:p>
      <text:p text:style-name="P138"/>
      <text:p text:style-name="P139">ECL Files :</text:p>
      <text:p text:style-name="P140"/>
      <text:p text:style-name="P141">.. code:: python</text:p>
      <text:p text:style-name="P142"/>
      <text:p text:style-name="P143"><text:s text:c="4"/>['A1.ecl', 'A2.ecl', 'B/B1.ecl', 'C/C1.ecl', 'B/D/D1.ecl']</text:p>
      <text:p text:style-name="P144"/>
      <text:p text:style-name="P145">Ecl File Tree :</text:p>
      <text:p text:style-name="P146"/>
      <text:p text:style-name="P147">.. code:: python</text:p>
      <text:p text:style-name="P148"/>
      <text:p text:style-name="P149"><text:s text:c="4"/>{ 'root' :</text:p>
      <text:p text:style-name="P150"><text:s text:c="6"/>{ 'A1.ecl' : 'A1.ecl' ,</text:p>
      <text:p text:style-name="P151"><text:s text:c="8"/>'A2.ecl' : 'A2.ecl' ,</text:p>
      <text:p text:style-name="P152"><text:s text:c="8"/>'C' :</text:p>
      <text:p text:style-name="P153"><text:s text:c="10"/>{ 'C1.ecl' : 'C/C1.ecl' } ,</text:p>
      <text:p text:style-name="P154"><text:s text:c="8"/>'B' :</text:p>
      <text:p text:style-name="P155"><text:s text:c="10"/>{ 'B1.ecl' : 'B/B1.ecl',</text:p>
      <text:p text:style-name="P156"><text:s text:c="12"/>'D' :</text:p>
      <text:p text:style-name="P157"><text:s text:c="14"/>{ 'D1.ecl' : 'B/D/D1.ecl' }</text:p>
      <text:p text:style-name="P158"><text:s text:c="10"/>},</text:p>
      <text:p text:style-name="P159"><text:s text:c="6"/>}</text:p>
      <text:p text:style-name="P160"><text:s text:c="4"/>}</text:p>
      <text:p text:style-name="P161"/>
      <text:p text:style-name="P162">For each file in ecl file tree, `GenXML` creates a `ParseXML` object to parse that file.</text:p>
      <text:p text:style-name="P163">Major Steps during conversion from xmlOriginal to XML in ``ParseXML`` are</text:p>
      <text:p text:style-name="P164"/>
      <text:list text:style-name="LFO7" text:continue-numbering="true">
        <text:list-item>
          <text:p text:style-name="P165">Keep only Source Tag corresponding to given file</text:p>
        </text:list-item>
        <text:list-item>
          <text:p text:style-name="P166">Convert all other Source Tags into Depend Tags, keeping only name and sourcepath</text:p>
        </text:list-item>
        <text:list-item>
          <text:p text:style-name="P167">Process All Definitions in Source</text:p>
        </text:list-item>
      </text:list>
      <text:p text:style-name="P168"/>
      <text:list text:style-name="LFO7" text:continue-numbering="true">
        <text:list-item>
          <text:list>
            <text:list-item>
              <text:p text:style-name="P169">Check if definitions should be kept (internal, no docstring, etc) or removed</text:p>
            </text:list-item>
            <text:list-item>
              <text:p text:style-name="P170">Generate Signature by reading ecl source file</text:p>
            </text:list-item>
            <text:list-item>
              <text:p text:style-name="P171">Break docstring into individual tags</text:p>
            </text:list-item>
            <text:list-item>
              <text:p text:style-name="P172">Link References (Imports, Parents, External Attributes)</text:p>
            </text:list-item>
          </text:list>
        </text:list-item>
      </text:list>
      <text:p text:style-name="P173"/>
      <text:list text:style-name="LFO7" text:continue-numbering="true">
        <text:list-item>
          <text:p text:style-name="P174">Remove Source from ecl file tree if no Definitions present</text:p>
        </text:list-item>
      </text:list>
      <text:p text:style-name="P175"/>
      <text:p text:style-name="P176"/>
      <text:p text:style-name="P177">Parsing XML to Formats:</text:p>
      <text:p text:style-name="P178"/>
      <text:p text:style-name="P179">Each format is specified in terms of a generator class of form - Gen&lt;FORMAT&gt;.</text:p>
      <text:p text:style-name="P180">Each generator class object takes in 4 variables during init :</text:p>
      <text:p text:style-name="P181"/>
      <text:p text:style-name="P182">- Input Root Path</text:p>
      <text:p text:style-name="P183">- Output Root Path</text:p>
      <text:p text:style-name="P184">- ECL File Tree (Source Tree) returned by XML generator after processing</text:p>
      <text:p text:style-name="P185">- Options - Other ecldoc options</text:p>
      <text:p text:style-name="P186"/>
      <text:p text:style-name="P187">Each generator should have a ``run()`` method that is called by ecldoc to generate its documentation. These are the only requirements for the generator class.</text:p>
      <text:p text:style-name="P188"/>
      <text:p text:style-name="P189">Common Structure of Generator is as follows :</text:p>
      <text:p text:style-name="P190"/>
      <text:p text:style-name="P191">For each file in ecl file tree, ``Gen&lt;FORMAT&gt;`` creates a ``Parse&lt;FORMAT&gt;`` object to parse corresponding xml file.</text:p>
      <text:p text:style-name="P192">There are no restrictions on how ``Parse&lt;FORMAT&gt;`` object works, but common steps are :</text:p>
      <text:p text:style-name="P193"/>
      <text:list text:style-name="LFO8" text:continue-numbering="true">
        <text:list-item>
          <text:p text:style-name="P194">Convert all links to correspond to given format</text:p>
        </text:list-item>
        <text:list-item>
          <text:p text:style-name="P195">Convert all Documentations into given Format (using Taglet API if needed)</text:p>
        </text:list-item>
      </text:list>
      <text:p text:style-name="P196"/>
      <text:p text:style-name="P197">Taglet API:</text:p>
      <text:p text:style-name="P198"/>
      <text:p text:style-name="P199">Each Tag type in Documentation can have a corresponding Taglet class which extracts necessary information from its XML Representation into Python object. This information can be used to easily render that tag in any format. Other processing can also occur in taglets-</text:p>
      <text:p text:style-name="P200">e.g. Parameter docstrings are linked with parameter types, etc.</text:p>
      <text:p text:style-name="P201">Each taglets class takes in 3 variables :</text:p>
      <text:p text:style-name="P202"/>
      <text:p text:style-name="P203">- Name of that tag in docstring</text:p>
      <text:p text:style-name="P204">- All tag strings in given docstring for that tag</text:p>
      <text:p text:style-name="P205">- Corresponding Definition Element for that docstring</text:p>
      <text:p text:style-name="P206"/>
      <text:p text:style-name="P207">External Documentation Reference:</text:p>
      <text:p text:style-name="P208"/>
      <text:p text:style-name="P209">For a given run of ecldoc, we may want the generated documentation to link to other documentation residing elsewhere in the system. Examples of such situation are 'Imports to modules not present in given source tree'. For example, OLS.ecl in LinearRegression bundle imports modules from ML_Core bundle. Therefore, if we have already generated documentation to ML_Core, we can link it to documentation generated for Linear Regression code.</text:p>
      <text:p text:style-name="P210"/>
      <text:p text:style-name="P211">There are 2 components to this system. Let us have 2 documentations A (importee) and F (importer) where F imports modules from A.</text:p>
      <text:p text:style-name="P212"/>
      <text:p text:style-name="P213">IMPORTEE (A) SIDE</text:p>
      <text:p text:style-name="P214">-----------------</text:p>
      <text:p text:style-name="P215"/>
      <text:p text:style-name="P216">During A's doc generation run, ecldoc generates a tree.json file for each folder within A's source tree. Tree.json file contains information necessary for generating links to that folder.</text:p>
      <text:p text:style-name="P217"/>
      <text:soft-page-break/>
      <text:p text:style-name="P218">For example, if A has source tree structure</text:p>
      <text:p text:style-name="P219"/>
      <text:p text:style-name="P220">.. code:: python</text:p>
      <text:p text:style-name="P221"/>
      <text:p text:style-name="P222"><text:s text:c="4"/>{ 'root' :</text:p>
      <text:p text:style-name="P223"><text:s text:c="6"/>{ 'A1.ecl' : 'A1.ecl' ,</text:p>
      <text:p text:style-name="P224"><text:s text:c="8"/>'A2.ecl' : 'A2.ecl' ,</text:p>
      <text:p text:style-name="P225"><text:s text:c="8"/>'C' :</text:p>
      <text:p text:style-name="P226"><text:s text:c="10"/>{ 'C1.ecl' : 'C/C1.ecl' } ,</text:p>
      <text:p text:style-name="P227"><text:s text:c="8"/>'B' :</text:p>
      <text:p text:style-name="P228"><text:s text:c="10"/>{ 'B1.ecl' : 'B/B1.ecl',</text:p>
      <text:p text:style-name="P229"><text:s text:c="12"/>'D' :</text:p>
      <text:p text:style-name="P230"><text:s text:c="14"/>{ 'D1.ecl' : 'B/D/D1.ecl' }</text:p>
      <text:p text:style-name="P231"><text:s text:c="10"/>},</text:p>
      <text:p text:style-name="P232"><text:s text:c="6"/>}</text:p>
      <text:p text:style-name="P233"><text:s text:c="4"/>}</text:p>
      <text:p text:style-name="P234"/>
      <text:p text:style-name="P235">Then each folder in XML Documentation of A will have a tree.json file which contains source tree starting from that folder. For example,</text:p>
      <text:p text:style-name="P236">&lt;path to A Doc&gt;/xml/B will have a file &lt;path to A Doc&gt;/xml/B/tree.json with following content :</text:p>
      <text:p text:style-name="P237"/>
      <text:p text:style-name="P238">.. code:: python</text:p>
      <text:p text:style-name="P239"/>
      <text:p text:style-name="P240"><text:s text:c="4"/>{ 'input_root' : '&lt;path to A&gt;',</text:p>
      <text:p text:style-name="P241"><text:s text:c="6"/>'output_root' : '&lt;path to A Doc&gt;',</text:p>
      <text:p text:style-name="P242"><text:s text:c="6"/>'include_path' : '&lt;path to A&gt;/B',</text:p>
      <text:p text:style-name="P243"><text:s text:c="6"/>'tree' : { 'B' :</text:p>
      <text:p text:style-name="P244"><text:s text:c="20"/>{ 'key' : 'B',</text:p>
      <text:p text:style-name="P245"><text:s text:c="22"/>'tree' :</text:p>
      <text:p text:style-name="P246"><text:s text:c="26"/>{ 'B1.ecl' :</text:p>
      <text:p text:style-name="P247"><text:s text:c="30"/>{ 'key' : 'B1.ecl',</text:p>
      <text:p text:style-name="P248"><text:s text:c="32"/>'tree' : B/B1.ecl'</text:p>
      <text:p text:style-name="P249"><text:s text:c="30"/>},</text:p>
      <text:p text:style-name="P250"><text:s text:c="29"/>'D' :</text:p>
      <text:p text:style-name="P251"><text:s text:c="33"/>{ 'key' : 'D',</text:p>
      <text:p text:style-name="P252"><text:s text:c="35"/>'D1.ecl' : 'B/D/D1.ecl'</text:p>
      <text:p text:style-name="P253"><text:s text:c="33"/>}</text:p>
      <text:p text:style-name="P254"><text:s text:c="26"/>},</text:p>
      <text:p text:style-name="P255"><text:s text:c="21"/>}</text:p>
      <text:p text:style-name="P256"><text:s text:c="16"/>}</text:p>
      <text:p text:style-name="P257"><text:s text:c="4"/>}</text:p>
      <text:p text:style-name="P258"/>
      <text:p text:style-name="P259">IMPORTER (F) SIDE</text:p>
      <text:p text:style-name="P260">-----------------</text:p>
      <text:p text:style-name="P261"/>
      <text:p text:style-name="P262">We analyse multiple situations here :</text:p>
      <text:p text:style-name="P263"/>
      <text:p text:style-name="P264">#. If ``-I&lt;path to A&gt;`` was present in eclcc search paths for F's run , then &lt;path to A Doc&gt;/xml needs to be passes as ``--exdocpaths`` parameters to ecldoc to perform correct links for statements like : ``IMPORT A.B.B1;`` or ``IMPORT A.C;`` .</text:p>
      <text:p text:style-name="P265">#. If ``-I&lt;path to A&gt;/B`` was present in eclcc search paths for F's run , then &lt;path to A Doc&gt;/xml/B needs to passed as ``--exdocpaths`` parameter to ecldoc to perform correct links for statements like : ``IMPORT B.B1;`` or ``IMPORT B.D;`` .</text:p>
      <text:soft-page-break/>
      <text:p text:style-name="P266">#. If ``-I&lt;path to A&gt;/B/D`` was present in eclcc search paths for F's run , then ``&lt;path to A Doc&gt;/xml/B/D`` needs to passed as ``--exdocpaths`` parameter to ecldoc to perform correct links for statements like : ``IMPORT D;`` or ``IMPORT D.D1;`` .</text:p>
      <text:p text:style-name="P267"/>
      <text:p text:style-name="P268">This type of structure for external documentation reference allows user</text:p>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8187in"/>
          <style:tab-stop style:type="right" style:position="7.6375in"/>
        </style:tab-stops>
      </style:paragraph-properties>
      <style:text-properties fo:hyphenate="false"/>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3152in" fo:margin-bottom="0.5in" fo:margin-right="0.3152in" style:num-format="1" style:writing-mode="lr-tb">
        <style:footnote-sep style:width="0.007in" style:rel-width="33%" style:color="#000000" style:line-style="solid" style:adjustment="left"/>
      </style:page-layout-properties>
      <style:header-style>
        <style:header-footer-properties style:dynamic-spacing="true" fo:min-height="-0.1847in"/>
      </style:header-style>
      <style:footer-style>
        <style:header-footer-properties style:dynamic-spacing="true" fo:min-height="-0.1847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v, Roger (RIS-HBE)</dc:creator>
    <meta:creation-date>2017-08-02T18:04:00Z</meta:creation-date>
    <dc:date>2018-05-21T18:08:00Z</dc:date>
    <meta:template xlink:href="Normal.dotm" xlink:type="simple"/>
    <meta:editing-cycles>117</meta:editing-cycles>
    <meta:editing-duration>PT261540S</meta:editing-duration>
    <meta:document-statistic meta:page-count="10" meta:paragraph-count="37" meta:word-count="2821" meta:character-count="18865" meta:row-count="134" meta:non-whitespace-character-count="16081"/>
  </office:meta>
</office:document-meta>
</file>